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6618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3333"/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svm mfcc</text:p>
          </table:table-cell>
          <table:table-cell office:value-type="string">
            <text:p>Tolerance = 0.02</text:p>
          </table:table-cell>
          <table:table-cell table:number-columns-repeated="1022"/>
        </table:table-row>
        <table:table-row table:style-name="ro1">
          <table:table-cell office:value-type="string">
            <text:p>V UV 2 classes, no dmfcc, c=10, None</text:p>
          </table:table-cell>
          <table:table-cell office:value-type="string">
            <text:p>HR 0.443, OS -0.217, FAR 0.340, F 0.530, R 0.581, deletion 649, insertion 396, gt 1165</text:p>
          </table:table-cell>
          <table:table-cell table:number-columns-repeated="1022"/>
        </table:table-row>
        <table:table-row table:style-name="ro1">
          <table:table-cell office:value-type="string">
            <text:p>V UV 2 classes, w dmfcc, c=1, None</text:p>
          </table:table-cell>
          <table:table-cell office:value-type="string">
            <text:p>HR 0.482, OS -0.154, FAR 0.364, F 0.549, R 0.601, deletion 603, insertion 424, gt 11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 UV S 3 classes, no dmfcc, c=10, balanced</text:p>
          </table:table-cell>
          <table:table-cell office:value-type="string">
            <text:p>HR 0.583, OS 0.022, FAR 0.439, F 0.571, R 0.636, deletion 486, insertion 512, gt 1165</text:p>
          </table:table-cell>
          <table:table-cell table:number-columns-repeated="1022"/>
        </table:table-row>
        <table:table-row table:style-name="ro1">
          <table:table-cell office:value-type="string">
            <text:p>V UV S 3 classes, w dmfcc, c=1, balanced</text:p>
          </table:table-cell>
          <table:table-cell office:value-type="string">
            <text:p>HR 0.652, OS 0.155, FAR 0.504, F 0.563, R 0.631, deletion 406, insertion 587, gt 1165</text:p>
          </table:table-cell>
          <table:table-cell table:number-columns-repeated="1022"/>
        </table:table-row>
        <table:table-row table:style-name="ro1">
          <table:table-cell office:value-type="string">
            <text:p>V UV S 3 classes, no dmfcc, c=0.1, balanced</text:p>
          </table:table-cell>
          <table:table-cell office:value-type="string">
            <text:p>HR 0.626, OS 0.114, FAR 0.488, F 0.563, R 0.632, deletion 436, insertion 569, gt 1165</text:p>
          </table:table-cell>
          <table:table-cell table:number-columns-repeated="1022"/>
        </table:table-row>
        <table:table-row table:style-name="ro1">
          <table:table-cell office:value-type="string">
            <text:p>V UV S 3 classes, w dmfcc, c=0.1, balanced</text:p>
          </table:table-cell>
          <table:table-cell office:value-type="string">
            <text:p>HR 0.675, OS 0.233, FAR 0.559, F 0.534, R 0.602, deletion 379, insertion 651, gt 116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 UV S 3 classes, w dmfcc, c=0.1, balanced, deletion=0.02</text:p>
          </table:table-cell>
          <table:table-cell office:value-type="string">
            <text:p>HR 0.651, OS -0.048, FAR 0.301, F 0.674, R 0.717, deletion 407, insertion 351, gt 1165</text:p>
          </table:table-cell>
          <table:table-cell table:number-columns-repeated="1022"/>
        </table:table-row>
        <table:table-row table:style-name="ro1">
          <table:table-cell office:value-type="string">
            <text:p>random forest</text:p>
          </table:table-cell>
          <table:table-cell table:number-columns-repeated="1023"/>
        </table:table-row>
        <table:table-row table:style-name="ro1">
          <table:table-cell office:value-type="string">
            <text:p>V UV S 3 classes, w dmfcc, 1000, 6, auto, None</text:p>
          </table:table-cell>
          <table:table-cell office:value-type="string">
            <text:p>HR 0.495, OS 4.920, FAR 5.425, F 1.115, R -3.391, deletion 588, insertion 6320, gt 116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vm V UV S 3 classes, no dmfcc, c=10, balanced</text:p>
          </table:table-cell>
          <table:table-cell table:number-columns-repeated="1023"/>
        </table:table-row>
        <table:table-row table:style-name="ro1">
          <table:table-cell office:value-type="string">
            <text:p>Tolerance = 0.02</text:p>
          </table:table-cell>
          <table:table-cell office:value-type="string">
            <text:p>HR 0.583, OS 0.022, FAR 0.439, F 0.571, R 0.636, deletion 486, insertion 512, gt 1165</text:p>
          </table:table-cell>
          <table:table-cell table:number-columns-repeated="1022"/>
        </table:table-row>
        <table:table-row table:style-name="ro1">
          <table:table-cell office:value-type="string">
            <text:p>Tolerance = 0.04</text:p>
          </table:table-cell>
          <table:table-cell office:value-type="string">
            <text:p>HR 0.701, OS 0.022, FAR 0.321, F 0.690, R 0.737, deletion 348, insertion 374, gt 1165</text:p>
          </table:table-cell>
          <table:table-cell table:number-columns-repeated="1022"/>
        </table:table-row>
        <table:table-row table:style-name="ro1">
          <table:table-cell office:value-type="string">
            <text:p>Tolerance = 0.06</text:p>
          </table:table-cell>
          <table:table-cell office:value-type="string">
            <text:p>HR 0.759, OS 0.022, FAR 0.264, F 0.747, R 0.786, deletion 281, insertion 307, gt 1165</text:p>
          </table:table-cell>
          <table:table-cell table:number-columns-repeated="1022"/>
        </table:table-row>
        <table:table-row table:style-name="ro1">
          <table:table-cell office:value-type="string">
            <text:p>Tolerance = 0.08</text:p>
          </table:table-cell>
          <table:table-cell office:value-type="string">
            <text:p>HR 0.779, OS 0.023, FAR 0.244, F 0.768, R 0.803, deletion 257, insertion 284, gt 1165</text:p>
          </table:table-cell>
          <table:table-cell table:number-columns-repeated="1022"/>
        </table:table-row>
        <table:table-row table:style-name="ro1">
          <table:table-cell office:value-type="string">
            <text:p>Tolerance = 0.10</text:p>
          </table:table-cell>
          <table:table-cell office:value-type="string">
            <text:p>HR 0.787, OS 0.022, FAR 0.235, F 0.776, R 0.810, deletion 248, insertion 274, gt 1165</text:p>
          </table:table-cell>
          <table:table-cell table:number-columns-repeated="1022"/>
        </table:table-row>
        <table:table-row table:style-name="ro1">
          <table:table-cell office:value-type="string">
            <text:p>Tolerance = 0.20</text:p>
          </table:table-cell>
          <table:table-cell office:value-type="string">
            <text:p>HR 0.805, OS 0.021, FAR 0.216, F 0.794, R 0.826, deletion 227, insertion 252, gt 116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ain on training set, test on the whole dataset, feature mfccBands</text:p>
          </table:table-cell>
          <table:table-cell table:number-columns-repeated="1023"/>
        </table:table-row>
        <table:table-row table:style-name="ro1">
          <table:table-cell office:value-type="float" office:value="0.02">
            <text:p>0.02</text:p>
          </table:table-cell>
          <table:table-cell office:value-type="string">
            <text:p>HR 0.502, OS -0.106, FAR 0.391, F 0.550, R 0.607, deletion 580, insertion 456, gt 1165</text:p>
          </table:table-cell>
          <table:table-cell table:number-columns-repeated="1022"/>
        </table:table-row>
        <table:table-row table:style-name="ro1">
          <table:table-cell office:value-type="float" office:value="0.04">
            <text:p>0.04</text:p>
          </table:table-cell>
          <table:table-cell office:value-type="string">
            <text:p>HR 0.638, OS -0.126, FAR 0.236, F 0.695, R 0.725, deletion 422, insertion 275, gt 1165</text:p>
          </table:table-cell>
          <table:table-cell table:number-columns-repeated="1022"/>
        </table:table-row>
        <table:table-row table:style-name="ro1">
          <table:table-cell office:value-type="float" office:value="0.06">
            <text:p>0.06</text:p>
          </table:table-cell>
          <table:table-cell office:value-type="string">
            <text:p>HR 0.707, OS -0.118, FAR 0.175, F 0.762, R 0.780, deletion 341, insertion 204, gt 1165</text:p>
          </table:table-cell>
          <table:table-cell table:number-columns-repeated="1022"/>
        </table:table-row>
        <table:table-row table:style-name="ro1">
          <table:table-cell office:value-type="float" office:value="0.08">
            <text:p>0.08</text:p>
          </table:table-cell>
          <table:table-cell office:value-type="string">
            <text:p>HR 0.743, OS -0.118, FAR 0.139, F 0.798, R 0.810, deletion 299, insertion 162, gt 1165</text:p>
          </table:table-cell>
          <table:table-cell table:number-columns-repeated="1022"/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HR 0.755, OS -0.126, FAR 0.119, F 0.813, R 0.820, deletion 286, insertion 139, gt 1165</text:p>
          </table:table-cell>
          <table:table-cell table:number-columns-repeated="1022"/>
        </table:table-row>
        <table:table-row table:style-name="ro1">
          <table:table-cell office:value-type="float" office:value="0.2">
            <text:p>0.2</text:p>
          </table:table-cell>
          <table:table-cell office:value-type="string">
            <text:p>HR 0.787, OS -0.108, FAR 0.105, F 0.838, R 0.844, deletion 248, insertion 122, gt 1165</text:p>
          </table:table-cell>
          <table:table-cell table:number-columns-repeated="1022"/>
        </table:table-row>
        <table:table-row table:style-name="ro1">
          <table:table-cell office:value-type="string">
            <text:p>Train on training set, test only on test set [1,3,7,11], c=0.1, balanced, feature mfcc+dmfcc+ddmfcc</text:p>
          </table:table-cell>
          <table:table-cell table:number-columns-repeated="1023"/>
        </table:table-row>
        <table:table-row table:style-name="ro2">
          <table:table-cell table:style-name="ce2" office:value-type="float" office:value="0.04">
            <text:p>0.04</text:p>
          </table:table-cell>
          <table:table-cell table:style-name="ce3" office:value-type="string">
            <text:p>HR 0.727, OS -0.135, FAR 0.138, F 0.789, R 0.799, deletion 81, insertion 41, gt 297</text:p>
          </table:table-cell>
          <table:table-cell table:style-name="ce2" table:number-columns-repeated="1022"/>
        </table:table-row>
        <table:table-row table:style-name="ro2">
          <table:table-cell/>
          <table:table-cell table:style-name="ce4" office:value-type="string">
            <text:p>gt 297, detected 257, correct 216</text:p>
          </table:table-cell>
          <table:table-cell table:number-columns-repeated="1022"/>
        </table:table-row>
        <table:table-row table:style-name="ro1">
          <table:table-cell office:value-type="string">
            <text:p>feature mfccBand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HR 0.667, OS -0.195, FAR 0.138, F 0.752, R 0.758, deletion 99, insertion 41, gt 297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gt 297, detected 239, correct 19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undersampling mfcc+dmfcc+ddmfcc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HR 0.761, OS -0.182, FAR 0.057, F 0.842, R 0.830, deletion 71, insertion 17, gt 297</text:p>
            <text:p/>
          </table:table-cell>
          <table:table-cell table:number-columns-repeated="1022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8/23/2016</text:date>, <text:time>15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g GONG</meta:initial-creator>
    <meta:creation-date>2016-06-30T14:53:21</meta:creation-date>
    <dc:date>2016-08-23T15:20:20</dc:date>
    <dc:creator>Rong GONG</dc:creator>
    <meta:editing-duration>P3DT1H45M14S</meta:editing-duration>
    <meta:editing-cycles>30</meta:editing-cycles>
    <meta:generator>OpenOffice/4.1.0$Unix OpenOffice.org_project/410m18$Build-9764</meta:generator>
    <meta:document-statistic meta:table-count="3" meta:cell-count="54" meta:object-count="0"/>
  </office:meta>
</office:document-meta>
</file>